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fortaa" svg:font-family="Comforta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font-name="Comfortaa" fo:font-size="30pt" fo:font-style="normal" style:text-underline-style="solid" style:text-underline-width="auto" style:text-underline-color="font-color" fo:font-weight="bold" fo:background-color="transparent"/>
    </style:style>
    <style:style style:name="P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Comfortaa" fo:font-size="16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Comfortaa" fo:font-size="16pt" fo:font-style="normal" style:text-underline-style="none" fo:font-weight="bold" style:text-blinking="false" fo:background-color="transparent"/>
    </style:style>
    <style:style style:name="P4"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Comfortaa" fo:font-size="18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Comfortaa" fo:font-size="18pt" fo:font-style="normal" style:text-underline-style="none" fo:font-weight="bold" style:text-blinking="false" fo:background-color="transparent"/>
    </style:style>
    <style:style style:name="P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paragraph-properties fo:margin-top="0in" fo:margin-bottom="0in" loext:contextual-spacing="false" fo:line-height="138%" fo:text-align="center" style:justify-single-word="false" style:writing-mode="lr-tb"/>
      <style:text-properties fo:font-weight="normal"/>
    </style:style>
    <style:style style:name="P8" style:family="paragraph" style:parent-style-name="Text_20_body">
      <style:paragraph-properties fo:margin-top="0in" fo:margin-bottom="0in" loext:contextual-spacing="false" fo:line-height="138%" fo:text-align="center" style:justify-single-word="false" fo:break-before="page" style:writing-mode="lr-tb"/>
      <style:text-properties fo:font-variant="normal" fo:text-transform="none" fo:color="#000000" style:font-name="Comfortaa" fo:font-size="30pt" fo:font-style="normal" style:text-underline-style="solid" style:text-underline-width="auto" style:text-underline-color="font-color" fo:font-weight="bold" fo:background-color="transparent"/>
    </style:style>
    <style:style style:name="P9" style:family="paragraph" style:parent-style-name="Text_20_body">
      <style:paragraph-properties fo:break-before="page"/>
    </style:style>
    <style:style style:name="P10" style:family="paragraph" style:parent-style-name="Text_20_body">
      <style:paragraph-properties fo:text-align="center" style:justify-single-word="false"/>
      <style:text-properties fo:font-variant="normal" fo:text-transform="none" fo:color="#000000" style:font-name="Comfortaa" fo:font-size="30pt" fo:font-style="normal" style:text-underline-style="solid" style:text-underline-width="auto" style:text-underline-color="font-color" fo:font-weight="bold" officeooo:rsid="0006c533" fo:background-color="transparent"/>
    </style:style>
    <style:style style:name="P11"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font-name="Comfortaa" fo:font-size="30pt" fo:font-style="normal" style:text-underline-style="solid" style:text-underline-width="auto" style:text-underline-color="font-color" fo:font-weight="bold" fo:background-color="transparent"/>
    </style:style>
    <style:style style:name="P12" style:family="paragraph" style:parent-style-name="Text_20_body">
      <style:paragraph-properties fo:margin-top="0in" fo:margin-bottom="0in" loext:contextual-spacing="false" fo:line-height="138%" fo:text-align="center" style:justify-single-word="false" fo:break-before="page" style:writing-mode="lr-tb"/>
      <style:text-properties fo:font-variant="normal" fo:text-transform="none" fo:color="#000000" style:font-name="Comfortaa" fo:font-size="30pt" fo:font-style="normal" style:text-underline-style="solid" style:text-underline-width="auto" style:text-underline-color="font-color" fo:font-weight="bold" fo:background-color="transparent"/>
    </style:style>
    <style:style style:name="T1" style:family="text">
      <style:text-properties fo:font-variant="normal" fo:text-transform="none" fo:color="#cc4125" style:text-line-through-style="none" style:text-line-through-type="none" style:font-name="Comfortaa" fo:font-size="18pt" fo:font-style="normal" style:text-underline-style="none" fo:font-weight="bold" style:text-blinking="false" fo:background-color="transparent" loext:char-shading-value="0"/>
    </style:style>
    <style:style style:name="T2" style:family="text">
      <style:text-properties fo:font-variant="normal" fo:text-transform="none" fo:color="#1155cc" style:text-line-through-style="none" style:text-line-through-type="none" style:font-name="Comfortaa" fo:font-size="18pt" fo:font-style="normal" style:text-underline-style="none" fo:font-weight="bold" style:text-blinking="false" fo:background-color="transparent" loext:char-shading-value="0"/>
    </style:style>
    <style:style style:name="T3" style:family="text">
      <style:text-properties fo:font-variant="normal" fo:text-transform="none" fo:color="#38761d" style:text-line-through-style="none" style:text-line-through-type="none" style:font-name="Comfortaa" fo:font-size="18pt" fo:font-style="normal" style:text-underline-style="none" fo:font-weight="bold" style:text-blinking="false" fo:background-color="transparent" loext:char-shading-value="0"/>
    </style:style>
    <style:style style:name="T4" style:family="text">
      <style:text-properties style:font-name="Comfortaa" fo:font-size="16pt" fo:font-style="italic" fo:font-weight="normal"/>
    </style:style>
    <style:style style:name="T5" style:family="text">
      <style:text-properties officeooo:rsid="000a2b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docs-internal-guid-772417d2-e6c5-81b7-4cd0-d815fa54c962"/>The Dice Game</text:p>
      <text:p text:style-name="Text_20_body"/>
      <text:p text:style-name="P2">A rich friend challenges you to a special game of dice, </text:p>
      <text:p text:style-name="P2">with a very special set of 3 dice. Each die has six faces but only two values:</text:p>
      <text:p text:style-name="Text_20_body"/>
      <text:p text:style-name="P7"><text:span text:style-name="T1">Red: 3 3 3 3 3 6 <text:s text:c="5"/></text:span><text:span text:style-name="T2">Blue: 2 2 2 5 5 5 <text:s text:c="5"/></text:span><text:span text:style-name="T3">Olive: 1 4 4 4 4 4</text:span></text:p>
      <text:p text:style-name="Text_20_body"/>
      <text:p text:style-name="P4">Each of you must pick one die and roll it. Whoever rolls the highest number wins the round.  Whoever wins the most rounds (out of 15 rounds) wins the game!</text:p>
      <text:p text:style-name="Text_20_body"/>
      <text:p text:style-name="P5">Which die should you pick in order to have the best chance of winning the game?</text:p>
      <text:p text:style-name="Text_20_body"/>
      <text:p text:style-name="P8">The Game Show</text:p>
      <text:p text:style-name="Text_20_body"/>
      <text:p text:style-name="P2">You are a contestant on the classic game show, “Let’s Make a Deal”.  </text:p>
      <text:p text:style-name="Text_20_body"/>
      <text:p text:style-name="P2">You are presented with 3 closed doors. Behind one of these doors is a brand-new car, and behind the other two doors are goats. <text:s/>You are asked to pick one of the doors and win whichever is behind that door!</text:p>
      <text:p text:style-name="Text_20_body"/>
      <text:p text:style-name="P3">a. What are your chances of winning the car?</text:p>
      <text:p text:style-name="Text_20_body"/>
      <text:p text:style-name="P2">You pick one, but before they open your chosen door, the host (who privately knows which door is the winning door) first opens another door you didn’t choose, showing you a goat.  He then offers you a choice: </text:p>
      <text:p text:style-name="Text_20_body"/>
      <text:p text:style-name="P6">“<text:span text:style-name="T4">Would you like to change your mind and pick the other (unopened) door, or would you like to stay with your original door?”</text:span></text:p>
      <text:p text:style-name="Text_20_body"/>
      <text:p text:style-name="P3">b. What are your chances of winning the car now?  Would changing your mind make a difference in your chances of winning? </text:p>
      <text:p text:style-name="P1"/>
      <text:p text:style-name="P8">The Kidney Stones Study</text:p>
      <text:p text:style-name="Text_20_body"/>
      <text:p text:style-name="P2">You work for an organization that offers awards for excellence in medicine.</text:p>
      <text:p text:style-name="Text_20_body"/>
      <text:p text:style-name="P2">You want to give an award to the hospital that has had the most success in treating kidney stones, and are given two research studies to help make your decision between two hospitals:</text:p>
      <text:p text:style-name="Text_20_body"/>
      <text:p text:style-name="P2">Study 1 claimed that Hospital A had more successful kidney stone treatments than Hospital B.</text:p>
      <text:p text:style-name="Text_20_body"/>
      <text:p text:style-name="P2">Study 2 broke the treatments down into two groups, based on kidney stone size (smaller and larger kidney stones).  It claimed that Hospital B had more successful kidney stone treatments than Hospital A, both for smaller kidney stones and for larger kidney stones.</text:p>
      <text:p text:style-name="Text_20_body"/>
      <text:p text:style-name="P2">Both studies made their analysis on the same data.  </text:p>
      <text:p text:style-name="Text_20_body"/>
      <text:p text:style-name="P3">How is it possible for both studies to be correct?  </text:p>
      <text:p text:style-name="P3">Which hospital should win the award?</text:p>
      <text:p text:style-name="P1"/>
      <text:p text:style-name="P1"/>
      <text:p text:style-name="P8">The Biased Coin</text:p>
      <text:p text:style-name="Text_20_body"/>
      <text:p text:style-name="P2">You received a special delivery from your winning bid on Ebay:  A biased coin. The seller claimed that this coin, when flipped, would come up heads 60% of the time.</text:p>
      <text:p text:style-name="Text_20_body"/>
      <text:p text:style-name="P2">When you open the package, you immediately begin flipping the coin yourself to test it.  But, after 10 flips, you don’t see any bias at all--exactly 5 out of 10 coin flips came up heads.</text:p>
      <text:p text:style-name="Text_20_body"/>
      <text:p text:style-name="P2">Did the seller cheat you and </text:p>
      <text:p text:style-name="P9"/>
      <text:p text:style-name="P1">The Noisy Brain Recording</text:p>
      <text:p text:style-name="Text_20_body"/>
      <text:p text:style-name="P2">You are recording</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fortaa" svg:font-family="Comforta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9T10:59:11.449474386</meta:creation-date>
    <dc:date>2018-07-30T11:17:55.359325527</dc:date>
    <meta:editing-duration>PT58M48S</meta:editing-duration>
    <meta:editing-cycles>3</meta:editing-cycles>
    <meta:generator>LibreOffice/5.1.6.2$Linux_X86_64 LibreOffice_project/10m0$Build-2</meta:generator>
    <meta:document-statistic meta:table-count="0" meta:image-count="0" meta:object-count="0" meta:page-count="5" meta:paragraph-count="28" meta:word-count="460" meta:character-count="2441" meta:non-whitespace-character-count="1981"/>
  </office:meta>
</office:document-meta>
</file>